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0.3646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16" table:style-name="ta1">
        <office:forms form:automatic-focus="false" form:apply-design-mode="false"/>
        <table:shapes>
          <draw:frame draw:z-index="1" draw:style-name="gr1" svg:width="14.7673in" svg:height="10.1654in" svg:x="0in" svg:y="0in">
            <draw:object draw:notify-on-update-of-ranges="n16.A2:n16.A62 n16.B1:n16.B1 n16.B2:n16.B6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office:value-type="string">
            <text:p>m</text:p>
          </table:table-cell>
          <table:table-cell office:value-type="string">
            <text:p>|F| para n=16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n16.L80" table:end-x="0.2232in" table:end-y="0.0559in" draw:z-index="0" draw:name="Gráfico 1" draw:style-name="gr1" svg:width="6.1665in" svg:height="3in" svg:x="0.7232in" svg:y="0.0768in">
              <draw:object draw:notify-on-update-of-ranges="n16.A2:n16.A62 n16.B2:n16.B6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result_recursive_16" table:base-cell-address="$n16.$A$1" table:cell-range-address="$n16.$A$2:.$B$62"/>
        </table:named-expressions>
      </table:table>
      <table:table table:name="n32" table:style-name="ta2">
        <office:forms form:automatic-focus="false" form:apply-design-mode="false"/>
        <table:shapes>
          <draw:frame draw:z-index="1" draw:style-name="gr1" svg:width="14.7311in" svg:height="10.176in" svg:x="0in" svg:y="0in">
            <draw:object draw:notify-on-update-of-ranges="n32.A2:n32.A62 n32.B1:n32.B1 n32.B2:n32.B6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2" table:number-columns-repeated="1022" table:default-cell-style-name="Default"/>
        <table:table-row table:style-name="ro1">
          <table:table-cell office:value-type="string">
            <text:p>m</text:p>
          </table:table-cell>
          <table:table-cell office:value-type="string">
            <text:p>|F| para n=32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3">
            <text:p>123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9">
            <text:p>139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2">
            <text:p>152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5">
            <text:p>155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6">
            <text:p>166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71">
            <text:p>171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79">
            <text:p>179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1">
            <text:p>181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88">
            <text:p>188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93">
            <text:p>193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94">
            <text:p>194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08">
            <text:p>208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10">
            <text:p>210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1">
            <text:p>211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25">
            <text:p>225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7">
            <text:p>227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9">
            <text:p>229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33">
            <text:p>233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0">
            <text:p>240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1">
            <text:p>241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9">
            <text:p>269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70">
            <text:p>270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1">
            <text:p>271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5">
            <text:p>275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7">
            <text:p>277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8">
            <text:p>278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87">
            <text:p>287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92">
            <text:p>292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99">
            <text:p>299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01">
            <text:p>301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4">
            <text:p>304</text:p>
          </table:table-cell>
          <table:table-cell table:number-columns-repeated="102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6">
            <text:p>306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08">
            <text:p>308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10">
            <text:p>310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17">
            <text:p>317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24">
            <text:p>324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26">
            <text:p>326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30">
            <text:p>330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38">
            <text:p>338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46">
            <text:p>346</text:p>
          </table:table-cell>
          <table:table-cell table:number-columns-repeated="2"/>
          <table:table-cell>
            <draw:frame table:end-cell-address="n32.L72" table:end-x="0.7335in" table:end-y="0.1547in" draw:z-index="0" draw:name="Gráfico 1" draw:style-name="gr1" svg:width="6.1661in" svg:height="3.013in" svg:x="0.4004in" svg:y="0.1626in">
              <draw:object draw:notify-on-update-of-ranges="n32.A2:n32.A62 n32.B2:n32.B6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50">
            <text:p>350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53">
            <text:p>353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63">
            <text:p>363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64">
            <text:p>364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69">
            <text:p>369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result_recursive_32" table:base-cell-address="$n16.$A$1" table:cell-range-address="$n32.$A$2:.$B$62"/>
        </table:named-expressions>
      </table:table>
      <table:table table:name="n64" table:style-name="ta3">
        <office:forms form:automatic-focus="false" form:apply-design-mode="false"/>
        <table:shapes>
          <draw:frame draw:z-index="1" draw:style-name="gr1" svg:width="14.8189in" svg:height="10.1972in" svg:x="0in" svg:y="0in">
            <draw:object draw:notify-on-update-of-ranges="n64.A2:n64.A62 n64.B1:n64.B1 n64.B2:n64.B6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office:value-type="string">
            <text:p>m</text:p>
          </table:table-cell>
          <table:table-cell office:value-type="string">
            <text:p>|F| para n=64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1">
            <text:p>211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2">
            <text:p>212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7">
            <text:p>217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71">
            <text:p>671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43">
            <text:p>743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54">
            <text:p>854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27">
            <text:p>1227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59">
            <text:p>1759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62">
            <text:p>2262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17">
            <text:p>2917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80">
            <text:p>3280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10">
            <text:p>3610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004">
            <text:p>4004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109">
            <text:p>5109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246">
            <text:p>5246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282">
            <text:p>5282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605">
            <text:p>5605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340">
            <text:p>6340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75">
            <text:p>6475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746">
            <text:p>6746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17">
            <text:p>6917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948">
            <text:p>8948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949">
            <text:p>9949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047">
            <text:p>11047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575">
            <text:p>12575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307">
            <text:p>13307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601">
            <text:p>16601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866">
            <text:p>16866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809">
            <text:p>17809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452">
            <text:p>18452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523">
            <text:p>18523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8584">
            <text:p>18584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8605">
            <text:p>18605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8712">
            <text:p>18712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8804">
            <text:p>18804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9234">
            <text:p>19234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1227">
            <text:p>21227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2216">
            <text:p>22216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2279">
            <text:p>22279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2625">
            <text:p>22625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2791">
            <text:p>22791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916">
            <text:p>22916</text:p>
          </table:table-cell>
          <table:table-cell table:number-columns-repeated="102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3309">
            <text:p>23309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3517">
            <text:p>23517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4796">
            <text:p>24796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8522">
            <text:p>28522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2009">
            <text:p>32009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3611">
            <text:p>33611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4506">
            <text:p>34506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5452">
            <text:p>35452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8081">
            <text:p>38081</text:p>
          </table:table-cell>
          <table:table-cell table:number-columns-repeated="4"/>
          <table:table-cell>
            <draw:frame table:end-cell-address="n64.O71" table:end-x="0.1516in" table:end-y="0.1961in" draw:z-index="0" draw:name="Gráfico 1" draw:style-name="gr1" svg:width="6.3319in" svg:height="3.0134in" svg:x="0.4862in" svg:y="0.0024in">
              <draw:object draw:notify-on-update-of-ranges="n64.A2:n64.A62 n64.B2:n64.B6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5597">
            <text:p>45597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5997">
            <text:p>45997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46916">
            <text:p>46916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7330">
            <text:p>47330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8297">
            <text:p>48297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result_recursive_64" table:base-cell-address="$n16.$A$1" table:cell-range-address="$n64.$A$2:.$B$62"/>
        </table:named-expressions>
      </table:table>
      <table:table table:name="n128" table:style-name="ta4">
        <office:forms form:automatic-focus="false" form:apply-design-mode="false"/>
        <table:shapes>
          <draw:frame draw:z-index="0" draw:style-name="gr1" svg:width="14.7677in" svg:height="10.1157in" svg:x="0in" svg:y="0in">
            <draw:object draw:notify-on-update-of-ranges="n128.A2:n128.A58 n128.B1:n128.B1 n128.B2:n128.B5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number-columns-repeated="2" table:default-cell-style-name="Default"/>
        <table:table-row table:style-name="ro1">
          <table:table-cell office:value-type="string">
            <text:p>m</text:p>
          </table:table-cell>
          <table:table-cell office:value-type="string">
            <text:p>|F| para n=1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35">
            <text:p>153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71">
            <text:p>307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143">
            <text:p>61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215">
            <text:p>92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823">
            <text:p>138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431">
            <text:p>1843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151">
            <text:p>4915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727">
            <text:p>7372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3792">
            <text:p>737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8239">
            <text:p>13823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17729">
            <text:p>21772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23043">
            <text:p>2230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22099">
            <text:p>32209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7558">
            <text:p>32755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8493">
            <text:p>32849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28897">
            <text:p>32889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94632">
            <text:p>39463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8280">
            <text:p>45828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64910">
            <text:p>4649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59217">
            <text:p>95921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00870">
            <text:p>100087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14057">
            <text:p>111405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64026">
            <text:p>136402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81064">
            <text:p>138106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15946">
            <text:p>211594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532103">
            <text:p>453210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979839">
            <text:p>497983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787236">
            <text:p>578723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058059">
            <text:p>605805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957219">
            <text:p>695721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250770">
            <text:p>725077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420007">
            <text:p>1042000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612761">
            <text:p>1061276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241354">
            <text:p>1124135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421395">
            <text:p>1142139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4552408">
            <text:p>1455240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520119">
            <text:p>1652011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663050">
            <text:p>1666305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5380958">
            <text:p>2538095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502288">
            <text:p>2650228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6738677">
            <text:p>2673867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9575429">
            <text:p>2957542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2452413">
            <text:p>3245241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4987635">
            <text:p>3498763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8682825">
            <text:p>3868282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501125">
            <text:p>5550112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270428">
            <text:p>5627042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6995973">
            <text:p>5699597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3891882">
            <text:p>6389188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3177319">
            <text:p>73177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10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2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3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pt" number:country="BR">
      <number:day/>
      <number:text>/</number:text>
      <number:month/>
      <number:text>/</number:text>
      <number:year number:style="long"/>
    </number:date-style>
    <number:date-style style:name="N5115" number:language="pt" number:country="BR">
      <number:day/>
      <number:text>/</number:text>
      <number:month number:textual="true"/>
      <number:text>/</number:text>
      <number:year/>
    </number:date-style>
    <number:date-style style:name="N5116" number:language="pt" number:country="BR">
      <number:day/>
      <number:text>/</number:text>
      <number:month number:textual="true"/>
    </number:date-style>
    <number:date-style style:name="N5117" number:language="pt" number:country="BR">
      <number:month number:textual="true"/>
      <number:text>/</number:text>
      <number:year/>
    </number:date-style>
    <number:time-style style:name="N5118" number:language="pt" number:country="BR">
      <number:hours/>
      <number:text>:</number:text>
      <number:minutes number:style="long"/>
      <number:text> </number:text>
      <number:am-pm/>
    </number:time-style>
    <number:time-style style:name="N5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2P0" style:volatile="true" number:language="pt" number:country="BR">
      <number:number number:decimal-places="0" number:min-integer-digits="1" number:grouping="true"/>
      <number:text> </number:text>
    </number:number-style>
    <number:number-style style:name="N5122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number number:decimal-places="0" number:min-integer-digits="1" number:grouping="true"/>
      <number:text> </number:text>
    </number:number-style>
    <number:number-style style:name="N5123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pt" number:country="BR">
      <number:number number:decimal-places="2" number:min-integer-digits="1" number:grouping="true"/>
      <number:text> </number:text>
    </number:number-style>
    <number:number-style style:name="N5125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pt" number:country="BR">
      <number:number number:decimal-places="2" number:min-integer-digits="1" number:grouping="true"/>
      <number:text> </number:text>
    </number:number-style>
    <number:number-style style:name="N5126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9P0" style:volatile="true" number:language="pt" number:country="BR">
      <number:number number:decimal-places="0" number:min-integer-digits="1" number:grouping="true"/>
      <number:text> </number:text>
    </number:number-style>
    <number:number-style style:name="N5129P1" style:volatile="true" number:language="pt" number:country="BR">
      <number:text>(</number:text>
      <number:number number:decimal-places="0" number:min-integer-digits="1" number:grouping="true"/>
      <number:text>)</number:text>
    </number:number-style>
    <number:number-style style:name="N5129P2" style:volatile="true" number:language="pt" number:country="BR">
      <number:text>- </number:text>
    </number:number-style>
    <number:text-style style:name="N5129" number:language="pt" number:country="B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pt" number:country="BR">
      <number:number number:decimal-places="2" number:min-integer-digits="1" number:grouping="true"/>
      <number:text> </number:text>
    </number:number-style>
    <number:number-style style:name="N5132P1" style:volatile="true" number:language="pt" number:country="BR">
      <number:text>(</number:text>
      <number:number number:decimal-places="2" number:min-integer-digits="1" number:grouping="true"/>
      <number:text>)</number:text>
    </number:number-style>
    <number:number-style style:name="N5132P2" style:volatile="true" number:language="pt" number:country="BR">
      <number:text>-</number:text>
      <number:number number:decimal-places="0" number:min-integer-digits="0"/>
      <number:text> </number:text>
    </number:number-style>
    <number:text-style style:name="N5132" number:language="pt" number:country="BR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Noto Sans CJK SC Regular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Fernando Puttow Southier</meta:initial-creator>
    <meta:creation-date>2016-09-12T20:59:05</meta:creation-date>
    <dc:date>2016-09-15T11:41:32</dc:date>
    <meta:generator>LibreOffice/3.5$Linux_X86_64 LibreOffice_project/350m1$Build-2</meta:generator>
    <meta:editing-duration>PT6H4M48S</meta:editing-duration>
    <meta:editing-cycles>2</meta:editing-cycles>
    <dc:creator>Guilherme Ricardo</dc:creator>
    <meta:document-statistic meta:table-count="4" meta:cell-count="488" meta:object-count="7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 loext:try-staggering-first="false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664cm" svg:height="7.621cm" xlink:href=".." xlink:type="simple" chart:class="chart:scatter" chart:style-name="ch1">
        <chart:title svg:x="6.433cm" svg:y="0.287cm" chart:style-name="ch2">
          <text:p>Chart Title</text:p>
        </chart:title>
        <chart:plot-area chart:style-name="ch3" table:cell-range-address="n16.A2:n16.B62" svg:x="0.763cm" svg:y="1.622cm" svg:width="14.275cm" svg:height="5.427cm">
          <chartooo:coordinate-region svg:x="1.287cm" svg:y="1.808cm" svg:width="13.539cm" svg:height="4.77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16.B2:n16.B62" chart:class="chart:scatter">
            <chart:domain table:cell-range-address="n16.A2:n16.A62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n16.A2:n16.A62</svg:desc>
                </draw:g>
              </table:table-cell>
              <table:table-cell office:value-type="float" office:value="6">
                <text:p>6</text:p>
                <draw:g>
                  <svg:desc>n16.B2:n16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 loext:try-staggering-first="false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663cm" svg:height="7.654cm" xlink:href=".." xlink:type="simple" chart:class="chart:scatter" chart:style-name="ch1">
        <chart:title svg:x="6.432cm" svg:y="0.288cm" chart:style-name="ch2">
          <text:p>Chart Title</text:p>
        </chart:title>
        <chart:plot-area chart:style-name="ch3" table:cell-range-address="n32.A2:n32.B62" svg:x="0.763cm" svg:y="1.626cm" svg:width="14.274cm" svg:height="5.455cm">
          <chartooo:coordinate-region svg:x="1.499cm" svg:y="1.812cm" svg:width="13.325cm" svg:height="4.7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32.B2:n32.B62" chart:class="chart:scatter">
            <chart:domain table:cell-range-address="n32.A2:n32.A62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n32.A2:n32.A62</svg:desc>
                </draw:g>
              </table:table-cell>
              <table:table-cell office:value-type="float" office:value="10">
                <text:p>10</text:p>
                <draw:g>
                  <svg:desc>n32.B2:n32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369">
                <text:p>3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 loext:try-staggering-first="false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6.084cm" svg:height="7.655cm" xlink:href=".." xlink:type="simple" chart:class="chart:scatter" chart:style-name="ch1">
        <chart:title svg:x="6.643cm" svg:y="0.288cm" chart:style-name="ch2">
          <text:p>Chart Title</text:p>
        </chart:title>
        <chart:plot-area chart:style-name="ch3" table:cell-range-address="n64.A2:n64.B62" svg:x="0.771cm" svg:y="1.626cm" svg:width="14.671cm" svg:height="5.456cm">
          <chartooo:coordinate-region svg:x="1.93cm" svg:y="1.812cm" svg:width="13.299cm" svg:height="4.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64.B2:n64.B62" chart:class="chart:scatter">
            <chart:domain table:cell-range-address="n64.A2:n64.A62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n64.A2:n64.A62</svg:desc>
                </draw:g>
              </table:table-cell>
              <table:table-cell office:value-type="float" office:value="15">
                <text:p>15</text:p>
                <draw:g>
                  <svg:desc>n64.B2:n64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5282">
                <text:p>52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9949">
                <text:p>9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1047">
                <text:p>11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2575">
                <text:p>125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3307">
                <text:p>133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16866">
                <text:p>16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17809">
                <text:p>178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18452">
                <text:p>18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18523">
                <text:p>18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18584">
                <text:p>185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8804">
                <text:p>188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19234">
                <text:p>19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21227">
                <text:p>212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22216">
                <text:p>22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22279">
                <text:p>222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22625">
                <text:p>22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22916">
                <text:p>229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23517">
                <text:p>235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24796">
                <text:p>247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8522">
                <text:p>285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32009">
                <text:p>320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33611">
                <text:p>336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34506">
                <text:p>345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35452">
                <text:p>35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38081">
                <text:p>380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45597">
                <text:p>45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45997">
                <text:p>45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46916">
                <text:p>46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47330">
                <text:p>473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48297">
                <text:p>482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xmlns:loext="urn:org:documentfoundation:names:experimental:office:xmlns:loext:1.0" chart:display-label="true" chart:logarithmic="false" chart:reverse-direction="false" text:line-break="false" chart:visible="false" chart:axis-position="end" loext:try-staggering-first="false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511cm" svg:height="25.695cm" xlink:href=".." xlink:type="simple" chart:class="chart:scatter" chart:style-name="ch1">
        <chart:title svg:x="15.735cm" svg:y="0.649cm" chart:style-name="ch2">
          <text:p>Número de Conjuntos Viáveis</text:p>
        </chart:title>
        <chart:legend chart:legend-position="end" svg:x="33.971cm" svg:y="12.548cm" style:legend-expansion="high" chart:style-name="ch3"/>
        <chart:plot-area chart:style-name="ch4" table:cell-range-address="n128.A2:n128.B58 n128.B1:n128.B1" chart:data-source-has-labels="row" svg:x="1.761cm" svg:y="2.967cm" svg:width="30.71cm" svg:height="21.234cm">
          <chartooo:coordinate-region svg:x="3.494cm" svg:y="3.167cm" svg:width="28.79cm" svg:height="20.387cm"/>
          <chart:axis chart:dimension="x" chart:name="primary-x" chart:style-name="ch5">
            <chart:title svg:x="16.344cm" svg:y="24.714cm" chart:style-name="ch6">
              <text:p># Enlaces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13.813cm" chart:style-name="ch8">
              <text:p>|F|</text:p>
            </chart:title>
            <chart:grid chart:style-name="ch9" chart:class="major"/>
          </chart:axis>
          <chart:series chart:style-name="ch10" chart:values-cell-range-address="n128.B2:n128.B58" chart:label-cell-address="n128.B1:n128.B1" chart:class="chart:scatter">
            <chart:domain table:cell-range-address="n128.A2:n128.A58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F| para n=128</text:p>
                <draw:g>
                  <svg:desc>n128.B1:n12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n128.A2:n128.A58</svg:desc>
                </draw:g>
              </table:table-cell>
              <table:table-cell office:value-type="float" office:value="15">
                <text:p>15</text:p>
                <draw:g>
                  <svg:desc>n128.B2:n128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215">
                <text:p>9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3823">
                <text:p>13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8431">
                <text:p>18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49151">
                <text:p>49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73727">
                <text:p>73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73792">
                <text:p>73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38239">
                <text:p>138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17729">
                <text:p>217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23043">
                <text:p>223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322099">
                <text:p>3220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327558">
                <text:p>327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328493">
                <text:p>3284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28897">
                <text:p>328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94632">
                <text:p>394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458280">
                <text:p>4582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464910">
                <text:p>4649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959217">
                <text:p>959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000870">
                <text:p>10008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114057">
                <text:p>1114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364026">
                <text:p>13640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381064">
                <text:p>1381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2115946">
                <text:p>21159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4532103">
                <text:p>4532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4979839">
                <text:p>4979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5787236">
                <text:p>5787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6058059">
                <text:p>6058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6957219">
                <text:p>6957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7250770">
                <text:p>72507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10420007">
                <text:p>10420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0612761">
                <text:p>106127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11241354">
                <text:p>11241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11421395">
                <text:p>11421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14552408">
                <text:p>14552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16520119">
                <text:p>16520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6663050">
                <text:p>166630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25380958">
                <text:p>253809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26502288">
                <text:p>265022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26738677">
                <text:p>267386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29575429">
                <text:p>29575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2452413">
                <text:p>32452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34987635">
                <text:p>349876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38682825">
                <text:p>38682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55501125">
                <text:p>55501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6270428">
                <text:p>562704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56995973">
                <text:p>56995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3891882">
                <text:p>638918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73177319">
                <text:p>731773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51cm" svg:height="25.821cm" xlink:href=".." xlink:type="simple" chart:class="chart:scatter" chart:style-name="ch1">
        <chart:title svg:x="15.735cm" svg:y="0.652cm" chart:style-name="ch2">
          <text:p>Número de Conjuntos Viáveis</text:p>
        </chart:title>
        <chart:legend chart:legend-position="end" svg:x="34.155cm" svg:y="12.611cm" style:legend-expansion="high" chart:style-name="ch3"/>
        <chart:plot-area chart:style-name="ch4" table:cell-range-address="n16.A2:n16.B62 n16.B1:n16.B1" chart:data-source-has-labels="row" svg:x="1.761cm" svg:y="2.979cm" svg:width="30.894cm" svg:height="21.345cm">
          <chartooo:coordinate-region svg:x="2.382cm" svg:y="3.178cm" svg:width="30.086cm" svg:height="20.499cm"/>
          <chart:axis chart:dimension="x" chart:name="primary-x" chart:style-name="ch5">
            <chart:title svg:x="16.211cm" svg:y="24.84cm" chart:style-name="ch6">
              <text:p># de Enlaces</text:p>
            </chart:title>
          </chart:axis>
          <chart:axis chart:dimension="y" chart:name="primary-y" chart:style-name="ch5">
            <chart:title svg:x="0.451cm" svg:y="15.375cm" chart:style-name="ch7">
              <text:p># de Conjuntos Viáveis</text:p>
            </chart:title>
            <chart:grid chart:style-name="ch8" chart:class="major"/>
          </chart:axis>
          <chart:series chart:style-name="ch9" chart:values-cell-range-address="n16.B2:n16.B62" chart:label-cell-address="n16.B1:n16.B1" chart:class="chart:scatter">
            <chart:domain table:cell-range-address="n16.A2:n16.A62"/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F| para n=16</text:p>
                <draw:g>
                  <svg:desc>n16.B1:n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n16.A2:n16.A62</svg:desc>
                </draw:g>
              </table:table-cell>
              <table:table-cell office:value-type="float" office:value="6">
                <text:p>6</text:p>
                <draw:g>
                  <svg:desc>n16.B2:n16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418cm" svg:height="25.848cm" xlink:href=".." xlink:type="simple" chart:class="chart:scatter" chart:style-name="ch1">
        <chart:legend chart:legend-position="end" svg:x="34.063cm" svg:y="12.625cm" style:legend-expansion="high" chart:style-name="ch2"/>
        <chart:plot-area chart:style-name="ch3" table:cell-range-address="n32.A2:n32.B62 n32.B1:n32.B1" chart:data-source-has-labels="row" svg:x="1.198cm" svg:y="2.199cm" svg:width="31.369cm" svg:height="22.713cm">
          <chartooo:coordinate-region svg:x="2.005cm" svg:y="2.398cm" svg:width="30.375cm" svg:height="21.8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32.B2:n32.B62" chart:label-cell-address="n32.B1:n32.B1" chart:class="chart:scatter">
            <chart:domain table:cell-range-address="n32.A2:n32.A62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F| para n=32</text:p>
                <draw:g>
                  <svg:desc>n32.B1:n3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n32.A2:n32.A62</svg:desc>
                </draw:g>
              </table:table-cell>
              <table:table-cell office:value-type="float" office:value="10">
                <text:p>10</text:p>
                <draw:g>
                  <svg:desc>n32.B2:n32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369">
                <text:p>3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641cm" svg:height="25.902cm" xlink:href=".." xlink:type="simple" chart:class="chart:scatter" chart:style-name="ch1">
        <chart:title svg:x="15.8cm" svg:y="0.654cm" chart:style-name="ch2">
          <text:p>Número de Conjuntos Viáveis</text:p>
        </chart:title>
        <chart:legend chart:legend-position="end" svg:x="34.286cm" svg:y="12.652cm" style:legend-expansion="high" chart:style-name="ch3"/>
        <chart:plot-area chart:style-name="ch4" table:cell-range-address="n64.A2:n64.B62 n64.B1:n64.B1" chart:data-source-has-labels="row" svg:x="1.763cm" svg:y="2.987cm" svg:width="31.019cm" svg:height="21.416cm">
          <chartooo:coordinate-region svg:x="2.94cm" svg:y="3.186cm" svg:width="29.655cm" svg:height="20.57cm"/>
          <chart:axis chart:dimension="x" chart:name="primary-x" chart:style-name="ch5">
            <chart:title svg:x="16.275cm" svg:y="24.921cm" chart:style-name="ch6">
              <text:p># de Enlaces</text:p>
            </chart:title>
          </chart:axis>
          <chart:axis chart:dimension="y" chart:name="primary-y" chart:style-name="ch5">
            <chart:title svg:x="0.451cm" svg:y="15.419cm" chart:style-name="ch7">
              <text:p># de Conjuntos Viáveis</text:p>
            </chart:title>
            <chart:grid chart:style-name="ch8" chart:class="major"/>
          </chart:axis>
          <chart:series chart:style-name="ch9" chart:values-cell-range-address="n64.B2:n64.B62" chart:label-cell-address="n64.B1:n64.B1" chart:class="chart:scatter">
            <chart:domain table:cell-range-address="n64.A2:n64.A62"/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F| para n=64</text:p>
                <draw:g>
                  <svg:desc>n64.B1:n6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n64.A2:n64.A62</svg:desc>
                </draw:g>
              </table:table-cell>
              <table:table-cell office:value-type="float" office:value="15">
                <text:p>15</text:p>
                <draw:g>
                  <svg:desc>n64.B2:n64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5282">
                <text:p>52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9949">
                <text:p>9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1047">
                <text:p>11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2575">
                <text:p>125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3307">
                <text:p>133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16866">
                <text:p>16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17809">
                <text:p>178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18452">
                <text:p>18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18523">
                <text:p>18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18584">
                <text:p>185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8804">
                <text:p>188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19234">
                <text:p>19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21227">
                <text:p>212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22216">
                <text:p>22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22279">
                <text:p>222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22625">
                <text:p>22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22916">
                <text:p>229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23517">
                <text:p>235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24796">
                <text:p>247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8522">
                <text:p>285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32009">
                <text:p>320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33611">
                <text:p>336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34506">
                <text:p>345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35452">
                <text:p>35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38081">
                <text:p>380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45597">
                <text:p>45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45997">
                <text:p>45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46916">
                <text:p>46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47330">
                <text:p>473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48297">
                <text:p>482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